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0601" officeooo:paragraph-rsid="001c06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f(“Hello World de AK2S !!!”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0:00:14.590672205</meta:creation-date>
    <dc:date>2024-05-07T11:13:36.024439526</dc:date>
    <meta:editing-duration>PT1M44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" meta:word-count="5" meta:character-count="34" meta:non-whitespace-character-count="30"/>
  </office:meta>
</office:document-meta>
</file>